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a80" officeooo:paragraph-rsid="000c0a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ist mal ein Textdokument zum detec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14:52:31.868823586</meta:creation-date>
    <dc:date>2021-06-06T14:53:16.022501763</dc:date>
    <meta:editing-duration>PT45S</meta:editing-duration>
    <meta:editing-cycles>1</meta:editing-cycles>
    <meta:document-statistic meta:table-count="0" meta:image-count="0" meta:object-count="0" meta:page-count="1" meta:paragraph-count="1" meta:word-count="7" meta:character-count="42" meta:non-whitespace-character-count="36"/>
    <meta:generator>LibreOffice/5.2.7.2$Linux_X86_64 LibreOffice_project/20m0$Build-2</meta:generator>
  </office:meta>
</office:document-meta>
</file>